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281114582653086944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1432055186172797501" text:style-name="L2">
        <text:list-item>
          <text:p text:style-name="P15">1:42.3 <text:tab/>5. <text:s/>1:39.6</text:p>
        </text:list-item>
      </text:list>
      <text:list xml:id="list4508908008265074683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043829949074372371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10"><text:soft-page-break/><text:span text:style-name="T2">Sat 9/3/16:</text:span> 4 miles</text:p>
      <text:p text:style-name="P9">1 mile in about 10:00</text:p>
      <text:p text:style-name="P9">rest 14 minutes</text:p>
      <text:p text:style-name="P9">1 mile in about <text:s/>9:00</text:p>
      <text:p text:style-name="P9">rest 5 minutes</text:p>
      <text:p text:style-name="P9">I ran ¼ mile, walked ¼ mile and repeated until I covered 2 miles in about 25:00.</text:p>
      <text:p text:style-name="P9"/>
      <text:p text:style-name="P9">Sun 9/4/16: <text:span text:style-name="T1">3.5 miles</text:span></text:p>
      <text:p text:style-name="P9">I ran 3 miles in 29:02, rested a few minutes and walked ½ mile in about 8 minutes.</text:p>
      <text:p text:style-name="P9"/>
      <text:p text:style-name="Standard"><text:span text:style-name="T3">Mon 9/5/16: </text:span><text:span text:style-name="T4">5.5 miles</text:span></text:p>
      <text:p text:style-name="P9">I walked and ran 5 miles in 59:30. <text:s/>I walked an average of 0.35 miles at the beginning of each mile. <text:s/>Then I walked a ½ mile in about 8 minutes.</text:p>
      <text:p text:style-name="P9"/>
      <text:p text:style-name="P9">Tues 9/6/16: <text:span text:style-name="T1">5.5 miles</text:span></text:p>
      <text:p text:style-name="P9">I walked and ran 5 miles in 1 hour. I walked for 2 minutes at the beginning of each half mile. Then I walked a ½ mile in about 8 minut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6T14:22:16.28</dc:date>
    <dc:creator>James Lombardi</dc:creator>
    <meta:editing-duration>PT19H19M38S</meta:editing-duration>
    <meta:editing-cycles>155</meta:editing-cycles>
    <meta:document-statistic meta:table-count="0" meta:image-count="0" meta:object-count="0" meta:page-count="8" meta:paragraph-count="147" meta:word-count="1659" meta:character-count="8088"/>
  </office:meta>
</office:document-meta>
</file>